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_ff08_缺省_ff09_标题母版-title">
      <style:graphic-properties fo:min-height="4.244cm" fo:wrap-option="wrap"/>
    </style:style>
    <style:style style:name="pr5" style:family="presentation" style:parent-style-name="_ff08_缺省_ff09_标题母版-subtitle">
      <style:graphic-properties fo:min-height="5.097cm" fo:wrap-option="wrap"/>
    </style:style>
    <style:style style:name="pr6" style:family="presentation" style:parent-style-name="_ff08_缺省_ff09_标题母版-notes">
      <style:graphic-properties draw:auto-grow-height="true" fo:min-height="13.365cm" fo:wrap-option="wrap"/>
    </style:style>
    <style:style style:name="pr8" style:family="presentation" style:parent-style-name="_ff08_缺省_ff09_标题_2f_文本母版-outline1">
      <style:graphic-properties fo:min-height="19cm" fo:wrap-option="wrap"/>
    </style:style>
    <style:style style:name="pr9" style:family="presentation" style:parent-style-name="_ff08_缺省_ff09_标题_2f_文本母版-notes">
      <style:graphic-properties fo:min-height="13.114cm" fo:wrap-option="wrap"/>
    </style:style>
    <style:style style:name="P4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ff08_缺省_ff09_标题母版" presentation:presentation-page-layout-name="ALT0">
        <draw:frame presentation:style-name="pr3" draw:text-style-name="P4" draw:layer="layout" svg:width="23.848cm" svg:height="4.244cm" svg:x="2.075cm" svg:y="5.742cm" presentation:class="title" presentation:placeholder="true">
          <draw:text-box/>
        </draw:frame>
        <draw:frame presentation:style-name="pr5" draw:text-style-name="P4" draw:layer="layout" svg:width="19.631cm" svg:height="5.097cm" svg:x="4.183cm" svg:y="11.125cm" presentation:class="subtitle" presentation:placeholder="true">
          <draw:text-box/>
        </draw:frame>
        <presentation:notes draw:style-name="dp2"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  <draw:page-thumbnail draw:style-name="gr7" draw:layer="layout" svg:width="14.848cm" svg:height="11.136cm" svg:x="3.075cm" svg:y="2.257cm" draw:page-number="1" presentation:class="page"/>
        </presentation:notes>
      </draw:page>
      <draw:page draw:name="page2" draw:style-name="dp1" draw:master-page-name="_ff08_缺省_ff09_标题_2f_文本母版" presentation:presentation-page-layout-name="ALT1">
        <draw:frame presentation:style-name="pr8" draw:text-style-name="P4" draw:layer="layout" svg:width="25.199cm" svg:height="19.268cm" svg:x="1.5cm" svg:y="1cm" presentation:class="outline" presentation:user-transformed="true">
          <draw:text-box>
            <text:list text:style-name="L23">
              <text:list-item>
                <text:p><text:s/>Çàâ</text:p>
              </text:list-item>
              <text:list-item>
                <text:p>ｱｲｳ</text:p>
              </text:list-item>
              <text:list-item>
                <text:p>Дфэ</text:p>
              </text:list-item>
              <text:list-item>
                <text:p>أبتث</text:p>
              </text:list-item>
              <text:list-item>
                <text:p>अइउ</text:p>
              </text:list-item>
              <text:list-item>
                <text:p>€</text:p>
              </text:list-item>
              <text:list-item>
                <text:p>¥</text:p>
              </text:list-item>
              <text:list-item>
                <text:p>鯵㈱表噂ソ十豹竹敷～兎椄＊＠‘</text:p>
              </text:list-item>
              <text:list-item>
                <text:p>鷗㐀葛渚噓𠀋𪆐𪚲か゚</text:p>
              </text:list-item>
              <text:list-item>
                <text:p>啊☆€㐁ᠠﭖꀀༀ䨭抎駡U郂</text:p>
              </text:list-item>
              <text:list-item>
                <text:p>𠀀𠀁𠀂𠀃𠀄𪛔𪛕𪛖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ff08_缺省_ff09_标题母版-background" style:display-name="（缺省）标题母版-background" style:family="presentation">
      <style:graphic-properties draw:stroke="none" draw:fill="none"/>
      <style:text-properties style:letter-kerning="true"/>
    </style:style>
    <style:style style:name="_ff08_缺省_ff09_标题母版-backgroundobjects" style:display-name="（缺省）标题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母版-notes" style:display-name="（缺省）标题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1" style:display-name="（缺省）标题母版-outline1" style:family="presentation">
      <style:graphic-properties draw:stroke="none" draw:fill="none">
        <text:list-style style:name="_ff08_缺省_ff09_标题母版-outline1" style:display-name="（缺省）标题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2" style:display-name="（缺省）标题母版-outline2" style:family="presentation" style:parent-style-name="_ff08_缺省_ff09_标题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母版-outline3" style:display-name="（缺省）标题母版-outline3" style:family="presentation" style:parent-style-name="_ff08_缺省_ff09_标题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母版-outline4" style:display-name="（缺省）标题母版-outline4" style:family="presentation" style:parent-style-name="_ff08_缺省_ff09_标题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母版-outline5" style:display-name="（缺省）标题母版-outline5" style:family="presentation" style:parent-style-name="_ff08_缺省_ff09_标题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6" style:display-name="（缺省）标题母版-outline6" style:family="presentation" style:parent-style-name="_ff08_缺省_ff09_标题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7" style:display-name="（缺省）标题母版-outline7" style:family="presentation" style:parent-style-name="_ff08_缺省_ff09_标题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8" style:display-name="（缺省）标题母版-outline8" style:family="presentation" style:parent-style-name="_ff08_缺省_ff09_标题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9" style:display-name="（缺省）标题母版-outline9" style:family="presentation" style:parent-style-name="_ff08_缺省_ff09_标题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母版-subtitle" style:display-name="（缺省）标题母版-subtitle" style:family="presentation">
      <style:graphic-properties draw:stroke="none" draw:fill="none" draw:textarea-vertical-align="middle">
        <text:list-style style:name="_ff08_缺省_ff09_标题母版-subtitle" style:display-name="（缺省）标题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title" style:display-name="（缺省）标题母版-title" style:family="presentation">
      <style:graphic-properties draw:stroke="none" draw:fill="none" draw:textarea-vertical-align="middle">
        <text:list-style style:name="_ff08_缺省_ff09_标题母版-title" style:display-name="（缺省）标题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background" style:display-name="（缺省）标题/文本母版-background" style:family="presentation">
      <style:graphic-properties draw:stroke="none" draw:fill="none"/>
      <style:text-properties style:letter-kerning="true"/>
    </style:style>
    <style:style style:name="_ff08_缺省_ff09_标题_2f_文本母版-backgroundobjects" style:display-name="（缺省）标题/文本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_2f_文本母版-notes" style:display-name="（缺省）标题/文本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1" style:display-name="（缺省）标题/文本母版-outline1" style:family="presentation">
      <style:graphic-properties draw:stroke="none" draw:fill="none">
        <text:list-style style:name="_ff08_缺省_ff09_标题_2f_文本母版-outline1" style:display-name="（缺省）标题/文本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2" style:display-name="（缺省）标题/文本母版-outline2" style:family="presentation" style:parent-style-name="_ff08_缺省_ff09_标题_2f_文本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_2f_文本母版-outline3" style:display-name="（缺省）标题/文本母版-outline3" style:family="presentation" style:parent-style-name="_ff08_缺省_ff09_标题_2f_文本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_2f_文本母版-outline4" style:display-name="（缺省）标题/文本母版-outline4" style:family="presentation" style:parent-style-name="_ff08_缺省_ff09_标题_2f_文本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_2f_文本母版-outline5" style:display-name="（缺省）标题/文本母版-outline5" style:family="presentation" style:parent-style-name="_ff08_缺省_ff09_标题_2f_文本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6" style:display-name="（缺省）标题/文本母版-outline6" style:family="presentation" style:parent-style-name="_ff08_缺省_ff09_标题_2f_文本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7" style:display-name="（缺省）标题/文本母版-outline7" style:family="presentation" style:parent-style-name="_ff08_缺省_ff09_标题_2f_文本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8" style:display-name="（缺省）标题/文本母版-outline8" style:family="presentation" style:parent-style-name="_ff08_缺省_ff09_标题_2f_文本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9" style:display-name="（缺省）标题/文本母版-outline9" style:family="presentation" style:parent-style-name="_ff08_缺省_ff09_标题_2f_文本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subtitle" style:display-name="（缺省）标题/文本母版-subtitle" style:family="presentation">
      <style:graphic-properties draw:stroke="none" draw:fill="none" draw:textarea-vertical-align="middle">
        <text:list-style style:name="_ff08_缺省_ff09_标题_2f_文本母版-subtitle" style:display-name="（缺省）标题/文本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title" style:display-name="（缺省）标题/文本母版-title" style:family="presentation">
      <style:graphic-properties draw:stroke="none" draw:fill="none" draw:textarea-vertical-align="middle">
        <text:list-style style:name="_ff08_缺省_ff09_标题_2f_文本母版-title" style:display-name="（缺省）标题/文本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9" style:family="presentation" style:parent-style-name="_ff08_缺省_ff09_标题母版-title">
      <style:graphic-properties fo:wrap-option="wrap"/>
    </style:style>
    <style:style style:name="Mpr10" style:family="presentation" style:parent-style-name="_ff08_缺省_ff09_标题母版-subtitle">
      <style:graphic-properties fo:wrap-option="wrap"/>
    </style:style>
    <style:style style:name="Mpr11" style:family="presentation" style:parent-style-name="_ff08_缺省_ff09_标题母版-backgroundobjects">
      <style:graphic-properties draw:stroke="none" draw:fill="none" draw:auto-grow-height="false" fo:min-height="1.449cm" fo:wrap-option="wrap"/>
    </style:style>
    <style:style style:name="Mpr14" style:family="presentation" style:parent-style-name="_ff08_缺省_ff09_标题母版-notes">
      <style:graphic-properties fo:wrap-option="wrap"/>
    </style:style>
    <style:style style:name="Mpr15" style:family="presentation" style:parent-style-name="_ff08_缺省_ff09_标题母版-backgroundobjects">
      <style:graphic-properties draw:stroke="none" draw:fill="none" draw:auto-grow-height="false" fo:min-height="1.485cm" fo:wrap-option="wrap"/>
    </style:style>
    <style:style style:name="Mpr16" style:family="presentation" style:parent-style-name="_ff08_缺省_ff09_标题母版-backgroundobjects">
      <style:graphic-properties draw:stroke="none" draw:fill="none" draw:textarea-vertical-align="bottom" draw:auto-grow-height="false" fo:min-height="1.485cm" fo:wrap-option="wrap"/>
    </style:style>
    <style:style style:name="Mpr17" style:family="presentation" style:parent-style-name="_ff08_缺省_ff09_标题_2f_文本母版-title">
      <style:graphic-properties fo:wrap-option="wrap"/>
    </style:style>
    <style:style style:name="Mpr18" style:family="presentation" style:parent-style-name="_ff08_缺省_ff09_标题_2f_文本母版-outline1">
      <style:graphic-properties fo:wrap-option="wrap"/>
    </style:style>
    <style:style style:name="Mpr19" style:family="presentation" style:parent-style-name="_ff08_缺省_ff09_标题_2f_文本母版-backgroundobjects">
      <style:graphic-properties draw:stroke="none" draw:fill="none" draw:auto-grow-height="false" fo:min-height="1.449cm" fo:wrap-option="wrap"/>
    </style:style>
    <style:style style:name="Mpr20" style:family="presentation" style:parent-style-name="_ff08_缺省_ff09_标题_2f_文本母版-notes">
      <style:graphic-properties fo:wrap-option="wrap"/>
    </style:style>
    <style:style style:name="Mpr21" style:family="presentation" style:parent-style-name="_ff08_缺省_ff09_标题_2f_文本母版-backgroundobjects">
      <style:graphic-properties draw:stroke="none" draw:fill="none" draw:auto-grow-height="false" fo:min-height="1.485cm" fo:wrap-option="wrap"/>
    </style:style>
    <style:style style:name="Mpr22" style:family="presentation" style:parent-style-name="_ff08_缺省_ff09_标题_2f_文本母版-backgroundobjects">
      <style:graphic-properties draw:stroke="none" draw:fill="none" draw:textarea-vertical-align="bottom" draw:auto-grow-height="false" fo:min-height="1.485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4" draw:text-style-name="MP5" draw:layer="backgroundobjects" svg:width="9.113cm" svg:height="1.484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113cm" svg:height="1.484cm" svg:x="11.886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113cm" svg:height="1.484cm" svg:x="0cm" svg:y="28.215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113cm" svg:height="1.484cm" svg:x="11.886cm" svg:y="28.215cm" presentation:class="page-number">
        <draw:text-box>
          <text:p text:style-name="MP6"><text:page-number>&lt;数字&gt;</text:page-number></text:p>
        </draw:text-box>
      </draw:frame>
    </style:handout-master>
    <style:master-page style:name="_ff08_缺省_ff09_标题母版" style:display-name="（缺省）标题母版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数字&gt;</text:page-number></text:p>
        </draw:text-box>
      </draw:frame>
      <presentation:notes style:page-layout-name="PM0">
        <draw:page-thumbnail presentation:style-name="Mpr9" draw:layer="backgroundobjects" svg:width="14.848cm" svg:height="11.136cm" svg:x="3.075cm" svg:y="2.257cm" presentation:class="page"/>
        <draw:frame presentation:style-name="Mpr14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113cm" svg:height="1.484cm" svg:x="11.886cm" svg:y="28.215cm" presentation:class="page-number">
          <draw:text-box>
            <text:p text:style-name="MP6"><text:page-number>&lt;数字&gt;</text:page-number></text:p>
          </draw:text-box>
        </draw:frame>
      </presentation:notes>
    </style:master-page>
    <style:master-page style:name="_ff08_缺省_ff09_标题_2f_文本母版" style:display-name="（缺省）标题/文本母版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数字&gt;</text:page-number></text:p>
        </draw:text-box>
      </draw:frame>
      <presentation:notes style:page-layout-name="PM0">
        <draw:page-thumbnail presentation:style-name="Mpr17" draw:layer="backgroundobjects" svg:width="14.848cm" svg:height="11.136cm" svg:x="3.075cm" svg:y="2.257cm" presentation:class="page"/>
        <draw:frame presentation:style-name="Mpr20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5" draw:layer="backgroundobjects" svg:width="9.113cm" svg:height="1.484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113cm" svg:height="1.484cm" svg:x="0cm" svg:y="28.215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113cm" svg:height="1.484cm" svg:x="11.886cm" svg:y="28.215cm" presentation:class="page-number">
          <draw:text-box>
            <text:p text:style-name="MP6"><text:page-number>&lt;数字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7-02T14:40:16.11</meta:creation-date>
    <dc:date>2014-07-02T14:41:30.09</dc:date>
    <meta:editing-duration>PT00H01M14S</meta:editing-duration>
    <meta:editing-cycles>1</meta:editing-cycles>
    <meta:document-statistic meta:object-count="39"/>
    <meta:generator>IBM_Lotus_Symphony/3.0$Win32 OpenOffice.org_project/310m11$Build-9399</meta:generator>
  </office:meta>
</office:document-meta>
</file>